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="0.74pt solid #000000" style:vertical-align="middle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/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="0.74pt solid #000000"/>
      <style:map style:condition="cell-content()=10" style:apply-style-name="Neutral" style:base-cell-address="Hoja1.F3"/>
      <style:map style:condition="cell-content()&lt;10" style:apply-style-name="Bad" style:base-cell-address="Hoja1.F3"/>
      <style:map style:condition="cell-content()&gt;10" style:apply-style-name="Good" style:base-cell-address="Hoja1.F3"/>
    </style:style>
    <style:style style:name="ce13" style:family="table-cell" style:parent-style-name="Default">
      <style:table-cell-properties fo:border="0.74pt solid #000000"/>
      <style:map style:condition="cell-content()=10" style:apply-style-name="Neutral" style:base-cell-address="Hoja1.F4"/>
      <style:map style:condition="cell-content()&gt;10" style:apply-style-name="Good" style:base-cell-address="Hoja1.F4"/>
      <style:map style:condition="cell-content()&lt;10" style:apply-style-name="Bad" style:base-cell-address="Hoja1.F4"/>
    </style:style>
    <style:style style:name="ce14" style:family="table-cell" style:parent-style-name="Default" style:data-style-name="N61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5" table:default-cell-style-name="ce8"/>
        <table:table-row table:style-name="ro1"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cros</text:p>
          </table:table-cell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4">
            <text:p>Macro 1</text:p>
          </table:table-cell>
          <table:table-cell table:style-name="ce5"/>
          <table:table-cell table:style-name="ce9"/>
          <table:table-cell table:style-name="ce12"/>
          <table:table-cell table:style-name="ce17"/>
          <table:table-cell table:number-columns-repeated="4"/>
        </table:table-row>
        <table:table-row table:style-name="ro1">
          <table:table-cell table:number-columns-repeated="2"/>
          <table:covered-table-cell table:style-name="ce2"/>
          <table:table-cell table:style-name="ce6"/>
          <table:table-cell table:style-name="ce9" table:formula="of:=IF([.F4]&gt;10;&quot;es mayor&quot;;IF([.F4]&lt;10;&quot;Es menor&quot;;&quot;Es igual&quot;))" office:value-type="string" office:string-value="Es igual" calcext:value-type="string">
            <text:p>Es igual</text:p>
          </table:table-cell>
          <table:table-cell table:style-name="ce13" office:value-type="float" office:value="10" calcext:value-type="float">
            <text:p>10</text:p>
          </table:table-cell>
          <table:table-cell table:style-name="ce18"/>
          <table:table-cell table:number-columns-repeated="4"/>
        </table:table-row>
        <table:table-row table:style-name="ro1">
          <table:table-cell table:number-columns-repeated="2"/>
          <table:covered-table-cell table:style-name="ce2"/>
          <table:table-cell table:style-name="ce6"/>
          <table:table-cell table:style-name="ce9" table:formula="of:=IF([.F5]&gt;10;&quot;es mayor&quot;;IF([.F5]&lt;10;&quot;Es menor&quot;;&quot;Es igual&quot;))" office:value-type="string" office:string-value="Es menor" calcext:value-type="string">
            <text:p>Es menor</text:p>
          </table:table-cell>
          <table:table-cell table:style-name="ce12" office:value-type="float" office:value="3" calcext:value-type="float">
            <text:p>3</text:p>
          </table:table-cell>
          <table:table-cell table:style-name="ce18"/>
          <table:table-cell table:number-columns-repeated="4"/>
        </table:table-row>
        <table:table-row table:style-name="ro1">
          <table:table-cell table:number-columns-repeated="2"/>
          <table:covered-table-cell table:style-name="ce3"/>
          <table:table-cell table:style-name="ce7"/>
          <table:table-cell table:style-name="ce9" table:formula="of:=IF([.F6]&gt;10;&quot;es mayor&quot;;IF([.F6]&lt;10;&quot;Es menor&quot;;&quot;Es igual&quot;))" office:value-type="string" office:string-value="es mayor" calcext:value-type="string">
            <text:p>es mayor</text:p>
          </table:table-cell>
          <table:table-cell table:style-name="ce12" office:value-type="float" office:value="20" calcext:value-type="float">
            <text:p>20</text:p>
          </table:table-cell>
          <table:table-cell table:style-name="ce19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4">
            <text:p>Macro 2</text:p>
          </table:table-cell>
          <table:table-cell table:style-name="ce5" office:value-type="float" office:value="4" calcext:value-type="float">
            <text:p>4</text:p>
          </table:table-cell>
          <table:table-cell table:style-name="ce10" table:formula="of:=MOD([.D8];2)" office:value-type="float" office:value="0" calcext:value-type="float">
            <text:p>0</text:p>
          </table:table-cell>
          <table:table-cell table:style-name="ce10" table:formula="of:=IF([.E8]=0;&quot;Es Par&quot;;&quot;Es inpar&quot;)" office:value-type="string" office:string-value="Es Par" calcext:value-type="string">
            <text:p>Es Par</text:p>
          </table:table-cell>
          <table:table-cell table:style-name="ce17"/>
          <table:table-cell table:number-columns-repeated="4"/>
        </table:table-row>
        <table:table-row table:style-name="ro1">
          <table:table-cell table:number-columns-repeated="2"/>
          <table:covered-table-cell/>
          <table:table-cell table:style-name="ce6" office:value-type="float" office:value="7" calcext:value-type="float">
            <text:p>7</text:p>
          </table:table-cell>
          <table:table-cell table:formula="of:=MOD([.D9];2)" office:value-type="float" office:value="1" calcext:value-type="float">
            <text:p>1</text:p>
          </table:table-cell>
          <table:table-cell table:formula="of:=IF([.E9]=0;&quot;Es Par&quot;;&quot;Es inpar&quot;)" office:value-type="string" office:string-value="Es inpar" calcext:value-type="string">
            <text:p>Es inpar</text:p>
          </table:table-cell>
          <table:table-cell table:style-name="ce18"/>
          <table:table-cell table:number-columns-repeated="4"/>
        </table:table-row>
        <table:table-row table:style-name="ro1">
          <table:table-cell table:number-columns-repeated="2"/>
          <table:covered-table-cell/>
          <table:table-cell table:style-name="ce6" office:value-type="float" office:value="3" calcext:value-type="float">
            <text:p>3</text:p>
          </table:table-cell>
          <table:table-cell table:formula="of:=MOD([.D10];2)" office:value-type="float" office:value="1" calcext:value-type="float">
            <text:p>1</text:p>
          </table:table-cell>
          <table:table-cell table:formula="of:=IF([.E10]=0;&quot;Es Par&quot;;&quot;Es inpar&quot;)" office:value-type="string" office:string-value="Es inpar" calcext:value-type="string">
            <text:p>Es inpar</text:p>
          </table:table-cell>
          <table:table-cell table:style-name="ce18"/>
          <table:table-cell table:number-columns-repeated="4"/>
        </table:table-row>
        <table:table-row table:style-name="ro1">
          <table:table-cell table:number-columns-repeated="2"/>
          <table:covered-table-cell/>
          <table:table-cell table:style-name="ce7" office:value-type="float" office:value="189336" calcext:value-type="float">
            <text:p>189336</text:p>
          </table:table-cell>
          <table:table-cell table:style-name="ce11" table:formula="of:=MOD([.D11];2)" office:value-type="float" office:value="0" calcext:value-type="float">
            <text:p>0</text:p>
          </table:table-cell>
          <table:table-cell table:style-name="ce11" table:formula="of:=IF([.E11]=0;&quot;Es Par&quot;;&quot;Es inpar&quot;)" office:value-type="string" office:string-value="Es Par" calcext:value-type="string">
            <text:p>Es Par</text:p>
          </table:table-cell>
          <table:table-cell table:style-name="ce19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5">
            <text:p>Macro 3</text:p>
          </table:table-cell>
          <table:table-cell table:style-name="ce9"/>
          <table:table-cell table:style-name="ce9" office:value-type="string" calcext:value-type="string">
            <text:p>Numero</text:p>
          </table:table-cell>
          <table:table-cell table:style-name="ce9" office:value-type="string" calcext:value-type="string">
            <text:p>Bin</text:p>
          </table:table-cell>
          <table:table-cell table:style-name="ce9" office:value-type="string" calcext:value-type="string">
            <text:p>Dec</text:p>
          </table:table-cell>
          <table:table-cell table:style-name="ce9" office:value-type="string" calcext:value-type="string">
            <text:p>Hex</text:p>
          </table:table-cell>
          <table:table-cell table:style-name="ce9" office:value-type="string" calcext:value-type="string">
            <text:p>Oc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style-name="ce9" office:value-type="string" calcext:value-type="string">
            <text:p>Bin a</text:p>
          </table:table-cell>
          <table:table-cell table:style-name="ce9" office:value-type="float" office:value="10101" calcext:value-type="float">
            <text:p>10101</text:p>
          </table:table-cell>
          <table:table-cell table:style-name="ce14"/>
          <table:table-cell table:style-name="ce15" table:formula="of:=BIN2DEC([.E14])" office:value-type="float" office:value="21" calcext:value-type="float">
            <text:p>21</text:p>
          </table:table-cell>
          <table:table-cell table:style-name="ce15" table:formula="of:=BIN2HEX([.E14]; )" office:value-type="string" office:string-value="15" calcext:value-type="string">
            <text:p>15</text:p>
          </table:table-cell>
          <table:table-cell table:style-name="ce15" table:formula="of:=BIN2OCT([.E14])" office:value-type="string" office:string-value="25" calcext:value-type="string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style-name="ce9" office:value-type="string" calcext:value-type="string">
            <text:p>Oct a</text:p>
          </table:table-cell>
          <table:table-cell table:style-name="ce9" office:value-type="float" office:value="50" calcext:value-type="float">
            <text:p>50</text:p>
          </table:table-cell>
          <table:table-cell table:style-name="ce15" table:formula="of:=OCT2BIN([.E15]; )" office:value-type="string" office:string-value="101000" calcext:value-type="string">
            <text:p>101000</text:p>
          </table:table-cell>
          <table:table-cell table:style-name="ce15" table:formula="of:=OCT2DEC([.E15])" office:value-type="float" office:value="40" calcext:value-type="float">
            <text:p>40</text:p>
          </table:table-cell>
          <table:table-cell table:style-name="ce15" table:formula="of:=OCT2HEX([.E15])" office:value-type="string" office:string-value="28" calcext:value-type="string">
            <text:p>28</text:p>
          </table:table-cell>
          <table:table-cell table:style-name="ce20"/>
          <table:table-cell table:number-columns-repeated="2"/>
        </table:table-row>
        <table:table-row table:style-name="ro1">
          <table:table-cell table:number-columns-repeated="2"/>
          <table:covered-table-cell/>
          <table:table-cell table:style-name="ce9" office:value-type="string" calcext:value-type="string">
            <text:p>Dec a</text:p>
          </table:table-cell>
          <table:table-cell table:style-name="ce9" office:value-type="float" office:value="51" calcext:value-type="float">
            <text:p>51</text:p>
          </table:table-cell>
          <table:table-cell table:style-name="ce15" table:formula="of:=DEC2BIN([.E16])" office:value-type="string" office:string-value="110011" calcext:value-type="string">
            <text:p>110011</text:p>
          </table:table-cell>
          <table:table-cell table:style-name="ce20"/>
          <table:table-cell table:style-name="ce15" table:formula="of:=DEC2HEX([.E16])" office:value-type="string" office:string-value="33" calcext:value-type="string">
            <text:p>33</text:p>
          </table:table-cell>
          <table:table-cell table:style-name="ce15" table:formula="of:=DEC2HEX([.E16])" office:value-type="string" office:string-value="33" calcext:value-type="string">
            <text:p>33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style-name="ce9" office:value-type="string" calcext:value-type="string">
            <text:p>Hex a</text:p>
          </table:table-cell>
          <table:table-cell table:style-name="ce9" office:value-type="string" calcext:value-type="string">
            <text:p>a9</text:p>
          </table:table-cell>
          <table:table-cell table:style-name="ce16" table:formula="of:=HEX2BIN([.E17])" office:value-type="string" office:string-value="10101001" calcext:value-type="string">
            <text:p>10101001</text:p>
          </table:table-cell>
          <table:table-cell table:style-name="ce15" table:formula="of:=HEX2DEC([.E17])" office:value-type="float" office:value="169" calcext:value-type="float">
            <text:p>169</text:p>
          </table:table-cell>
          <table:table-cell table:style-name="ce20"/>
          <table:table-cell table:style-name="ce15" table:formula="of:=HEX2OCT([.E17])" office:value-type="string" office:string-value="251" calcext:value-type="string">
            <text:p>251</text:p>
          </table:table-cell>
          <table:table-cell table:number-columns-repeated="2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Hoja1.F4:Hoja1.F4">
            <calcext:condition calcext:apply-style-name="Neutral" calcext:value="=10" calcext:base-cell-address="Hoja1.F4"/>
            <calcext:condition calcext:apply-style-name="Good" calcext:value="&gt;10" calcext:base-cell-address="Hoja1.F4"/>
            <calcext:condition calcext:apply-style-name="Bad" calcext:value="&lt;10" calcext:base-cell-address="Hoja1.F4"/>
          </calcext:conditional-format>
          <calcext:conditional-format calcext:target-range-address="Hoja1.F3:Hoja1.F6">
            <calcext:condition calcext:apply-style-name="Neutral" calcext:value="=10" calcext:base-cell-address="Hoja1.F3"/>
            <calcext:condition calcext:apply-style-name="Bad" calcext:value="&lt;10" calcext:base-cell-address="Hoja1.F3"/>
            <calcext:condition calcext:apply-style-name="Good" calcext:value="&gt;10" calcext:base-cell-address="Hoja1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8:26:50.861849283</meta:creation-date>
    <dc:date>2023-01-13T09:35:41.418574646</dc:date>
    <meta:editing-duration>PT6M18S</meta:editing-duration>
    <meta:editing-cycles>2</meta:editing-cycles>
    <meta:generator>LibreOffice/7.3.6.2$Linux_X86_64 LibreOffice_project/30$Build-2</meta:generator>
    <meta:document-statistic meta:table-count="1" meta:cell-count="4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rem dispatcher.executeDispatch(document, ".uno:ConditionalFormatDialog", "", 0, Array())

rem ----------------------------------------------------------------------
dim args2(0) as new com.sun.star.beans.PropertyValue
args2(0).Name = "ToPoint"
args2(0).Value = "$D$3:$J$21"

dispatcher.executeDispatch(document, ".uno:GoToCell", "", 0, args2())

rem ----------------------------------------------------------------------
rem dispatcher.executeDispatch(document, ".uno:ConditionalFormatDialog", "", 0, Array())

rem ----------------------------------------------------------------------
dim args4(0) as new com.sun.star.beans.PropertyValue
args4(0).Name = "ToPoint"
args4(0).Value = "$D$3"

dispatcher.executeDispatch(document, ".uno:GoToCell", "", 0, args4())

rem ----------------------------------------------------------------------
dim args5(0) as new com.sun.star.beans.PropertyValue
args5(0).Name = "StringName"
args5(0).Value = "47"

dispatcher.executeDispatch(document, ".uno:EnterString", "", 0, args5())

rem ----------------------------------------------------------------------
dim args6(1) as new com.sun.star.beans.PropertyValue
args6(0).Name = "By"
args6(0).Value = 1
args6(1).Name = "Sel"
args6(1).Value = false

dispatcher.executeDispatch(document, ".uno:GoRight", "", 0, args6())

rem ----------------------------------------------------------------------
dim args7(0) as new com.sun.star.beans.PropertyValue
args7(0).Name = "ToPoint"
args7(0).Value = "$D$3:$K$27"

dispatcher.executeDispatch(document, ".uno:GoToCell", "", 0, args7())

rem ----------------------------------------------------------------------
rem dispatcher.executeDispatch(document, ".uno:ConditionalFormatDialog", "", 0, Array())

rem ----------------------------------------------------------------------
dim args9(0) as new com.sun.star.beans.PropertyValue
args9(0).Name = "ToPoint"
args9(0).Value = "$D$4"

dispatcher.executeDispatch(document, ".uno:GoToCell", "", 0, args9())

rem ----------------------------------------------------------------------
dim args10(0) as new com.sun.star.beans.PropertyValue
args10(0).Name = "ToPoint"
args10(0).Value = "$E$3"

dispatcher.executeDispatch(document, ".uno:GoToCell", "", 0, args10())

rem ----------------------------------------------------------------------
dim args11(0) as new com.sun.star.beans.PropertyValue
args11(0).Name = "ToPoint"
args11(0).Value = "$G$4:$G$5"

dispatcher.executeDispatch(document, ".uno:GoToCell", "", 0, args11())

rem ----------------------------------------------------------------------
dim args12(0) as new com.sun.star.beans.PropertyValue
args12(0).Name = "ToPoint"
args12(0).Value = "$G$6"

dispatcher.executeDispatch(document, ".uno:GoToCell", "", 0, args12())

rem ----------------------------------------------------------------------
dim args13(0) as new com.sun.star.beans.PropertyValue
args13(0).Name = "StringName"
args13(0).Value = "16"

dispatcher.executeDispatch(document, ".uno:EnterString", "", 0, args13())

rem ----------------------------------------------------------------------
dim args14(0) as new com.sun.star.beans.PropertyValue
args14(0).Name = "ToPoint"
args14(0).Value = "$F$10"

dispatcher.executeDispatch(document, ".uno:GoToCell", "", 0, args14())

rem ----------------------------------------------------------------------
dim args15(0) as new com.sun.star.beans.PropertyValue
args15(0).Name = "StringName"
args15(0).Value = "0"

dispatcher.executeDispatch(document, ".uno:EnterString", "", 0, args15())

rem ----------------------------------------------------------------------
dispatcher.executeDispatch(document, ".uno:JumpToNextCell", "", 0, Array())

rem ----------------------------------------------------------------------
dim args17(0) as new com.sun.star.beans.PropertyValue
args17(0).Name = "ToPoint"
args17(0).Value = "$I$13"

dispatcher.executeDispatch(document, ".uno:GoToCell", "", 0, args17())

rem ----------------------------------------------------------------------
dim args18(0) as new com.sun.star.beans.PropertyValue
args18(0).Name = "StringName"
args18(0).Value = "4"

dispatcher.executeDispatch(document, ".uno:EnterString", "", 0, args18())

rem ----------------------------------------------------------------------
dim args19(0) as new com.sun.star.beans.PropertyValue
args19(0).Name = "ToPoint"
args19(0).Value = "$F$18"

dispatcher.executeDispatch(document, ".uno:GoToCell", "", 0, args19())

rem ----------------------------------------------------------------------
dim args20(0) as new com.sun.star.beans.PropertyValue
args20(0).Name = "ToPoint"
args20(0).Value = "$I$7"

dispatcher.executeDispatch(document, ".uno:GoToCell", "", 0, args20())

rem ----------------------------------------------------------------------
dim args21(0) as new com.sun.star.beans.PropertyValue
args21(0).Name = "StringName"
args21(0).Value = "14"

dispatcher.executeDispatch(document, ".uno:EnterString", "", 0, args21())

rem ----------------------------------------------------------------------
dim args22(0) as new com.sun.star.beans.PropertyValue
args22(0).Name = "ToPoint"
args22(0).Value = "$G$15"

dispatcher.executeDispatch(document, ".uno:GoToCell", "", 0, args22())

rem ----------------------------------------------------------------------
dim args23(0) as new com.sun.star.beans.PropertyValue
args23(0).Name = "StringName"
args23(0).Value = "15"

dispatcher.executeDispatch(document, ".uno:EnterString", "", 0, args23())

rem ----------------------------------------------------------------------
dim args24(0) as new com.sun.star.beans.PropertyValue
args24(0).Name = "ToPoint"
args24(0).Value = "$F$17"

dispatcher.executeDispatch(document, ".uno:GoToCell", "", 0, args24())

rem ----------------------------------------------------------------------
dim args25(0) as new com.sun.star.beans.PropertyValue
args25(0).Name = "StringName"
args25(0).Value = "12"

dispatcher.executeDispatch(document, ".uno:EnterString", "", 0, args25())

rem ----------------------------------------------------------------------
dim args26(0) as new com.sun.star.beans.PropertyValue
args26(0).Name = "ToPoint"
args26(0).Value = "$I$18"

dispatcher.executeDispatch(document, ".uno:GoToCell", "", 0, args26())

rem ----------------------------------------------------------------------
dim args27(0) as new com.sun.star.beans.PropertyValue
args27(0).Name = "StringName"
args27(0).Value = "7"

dispatcher.executeDispatch(document, ".uno:EnterString", "", 0, args27())

rem ----------------------------------------------------------------------
dim args28(0) as new com.sun.star.beans.PropertyValue
args28(0).Name = "ToPoint"
args28(0).Value = "$J$14"

dispatcher.executeDispatch(document, ".uno:GoToCell", "", 0, args28())

rem ----------------------------------------------------------------------
dim args29(0) as new com.sun.star.beans.PropertyValue
args29(0).Name = "StringName"
args29(0).Value = "20"

dispatcher.executeDispatch(document, ".uno:EnterString", "", 0, args29())

rem ----------------------------------------------------------------------
dim args30(0) as new com.sun.star.beans.PropertyValue
args30(0).Name = "ToPoint"
args30(0).Value = "$E$13"

dispatcher.executeDispatch(document, ".uno:GoToCell", "", 0, args30())

rem ----------------------------------------------------------------------
dim args31(0) as new com.sun.star.beans.PropertyValue
args31(0).Name = "StringName"
args31(0).Value = "4"

dispatcher.executeDispatch(document, ".uno:EnterString", "", 0, args31())

rem ----------------------------------------------------------------------
dim args32(0) as new com.sun.star.beans.PropertyValue
args32(0).Name = "ToPoint"
args32(0).Value = "$D$17"

dispatcher.executeDispatch(document, ".uno:GoToCell", "", 0, args32())

rem ----------------------------------------------------------------------
dim args33(0) as new com.sun.star.beans.PropertyValue
args33(0).Name = "StringName"
args33(0).Value = "2"

dispatcher.executeDispatch(document, ".uno:EnterString", "", 0, args33())

rem ----------------------------------------------------------------------
dim args34(0) as new com.sun.star.beans.PropertyValue
args34(0).Name = "ToPoint"
args34(0).Value = "$H$22"

dispatcher.executeDispatch(document, ".uno:GoToCell", "", 0, args34())

rem ----------------------------------------------------------------------
dim args35(0) as new com.sun.star.beans.PropertyValue
args35(0).Name = "StringName"
args35(0).Value = "5"

dispatcher.executeDispatch(document, ".uno:EnterString", "", 0, args35())

rem ----------------------------------------------------------------------
dim args36(0) as new com.sun.star.beans.PropertyValue
args36(0).Name = "ToPoint"
args36(0).Value = "$F$23"

dispatcher.executeDispatch(document, ".uno:GoToCell", "", 0, args36())

rem ----------------------------------------------------------------------
dim args37(0) as new com.sun.star.beans.PropertyValue
args37(0).Name = "StringName"
args37(0).Value = "7"

dispatcher.executeDispatch(document, ".uno:EnterString", "", 0, args37())

rem ----------------------------------------------------------------------
dim args38(0) as new com.sun.star.beans.PropertyValue
args38(0).Name = "ToPoint"
args38(0).Value = "$E$24"

dispatcher.executeDispatch(document, ".uno:GoToCell", "", 0, args38())

rem ----------------------------------------------------------------------
dim args39(0) as new com.sun.star.beans.PropertyValue
args39(0).Name = "StringName"
args39(0).Value = "18"

dispatcher.executeDispatch(document, ".uno:EnterString", "", 0, args39())

rem ----------------------------------------------------------------------
dim args40(0) as new com.sun.star.beans.PropertyValue
args40(0).Name = "ToPoint"
args40(0).Value = "$H$25"

dispatcher.executeDispatch(document, ".uno:GoToCell", "", 0, args40())

rem ----------------------------------------------------------------------
dim args41(0) as new com.sun.star.beans.PropertyValue
args41(0).Name = "ToPoint"
args41(0).Value = "$J$24"

dispatcher.executeDispatch(document, ".uno:GoToCell", "", 0, args41())

rem ----------------------------------------------------------------------
dim args42(0) as new com.sun.star.beans.PropertyValue
args42(0).Name = "ToPoint"
args42(0).Value = "$K$25"

dispatcher.executeDispatch(document, ".uno:GoToCell", "", 0, args42())

rem ----------------------------------------------------------------------
dim args43(0) as new com.sun.star.beans.PropertyValue
args43(0).Name = "StringName"
args43(0).Value = "6"

dispatcher.executeDispatch(document, ".uno:EnterString", "", 0, args43())

rem ----------------------------------------------------------------------
dim args44(0) as new com.sun.star.beans.PropertyValue
args44(0).Name = "ToPoint"
args44(0).Value = "$K$26"

dispatcher.executeDispatch(document, ".uno:GoToCell", "", 0, args44())

rem ----------------------------------------------------------------------
dim args45(0) as new com.sun.star.beans.PropertyValue
args45(0).Name = "ToPoint"
args45(0).Value = "$H$11"

dispatcher.executeDispatch(document, ".uno:GoToCell", "", 0, args45())

rem ----------------------------------------------------------------------
dim args46(0) as new com.sun.star.beans.PropertyValue
args46(0).Name = "StringName"
args46(0).Value = "14"

dispatcher.executeDispatch(document, ".uno:EnterString", "", 0, args46())

rem ----------------------------------------------------------------------
dispatcher.executeDispatch(document, ".uno:JumpToNextCell", "", 0, Array())

rem ----------------------------------------------------------------------
dim args48(0) as new com.sun.star.beans.PropertyValue
args48(0).Name = "ToPoint"
args48(0).Value = "$E$5"

dispatcher.executeDispatch(document, ".uno:GoToCell", "", 0, args48())

rem ----------------------------------------------------------------------
dim args49(0) as new com.sun.star.beans.PropertyValue
args49(0).Name = "StringName"
args49(0).Value = "6"

dispatcher.executeDispatch(document, ".uno:EnterString", "", 0, args49())

rem ----------------------------------------------------------------------
dim args50(0) as new com.sun.star.beans.PropertyValue
args50(0).Name = "ToPoint"
args50(0).Value = "$J$21"

dispatcher.executeDispatch(document, ".uno:GoToCell", "", 0, args50())

rem ----------------------------------------------------------------------
dim args51(0) as new com.sun.star.beans.PropertyValue
args51(0).Name = "StringName"
args51(0).Value = "6"

dispatcher.executeDispatch(document, ".uno:EnterString", "", 0, args51())

rem ----------------------------------------------------------------------
dim args52(0) as new com.sun.star.beans.PropertyValue
args52(0).Name = "ToPoint"
args52(0).Value = "$H$17"

dispatcher.executeDispatch(document, ".uno:GoToCell", "", 0, args52())

rem ----------------------------------------------------------------------
dim args53(0) as new com.sun.star.beans.PropertyValue
args53(0).Name = "StringName"
args53(0).Value = "11"

dispatcher.executeDispatch(document, ".uno:EnterString", "", 0, args53())

rem ----------------------------------------------------------------------
dim args54(0) as new com.sun.star.beans.PropertyValue
args54(0).Name = "ToPoint"
args54(0).Value = "$J$7"

dispatcher.executeDispatch(document, ".uno:GoToCell", "", 0, args54())

rem ----------------------------------------------------------------------
dim args55(0) as new com.sun.star.beans.PropertyValue
args55(0).Name = "StringName"
args55(0).Value = "11"

dispatcher.executeDispatch(document, ".uno:EnterString", "", 0, args55())

rem ----------------------------------------------------------------------
dim args56(0) as new com.sun.star.beans.PropertyValue
args56(0).Name = "ToPoint"
args56(0).Value = "$E$10"

dispatcher.executeDispatch(document, ".uno:GoToCell", "", 0, args56())

rem ----------------------------------------------------------------------
dim args57(0) as new com.sun.star.beans.PropertyValue
args57(0).Name = "StringName"
args57(0).Value = "17"

dispatcher.executeDispatch(document, ".uno:EnterString", "", 0, args57())

rem ----------------------------------------------------------------------
dim args58(0) as new com.sun.star.beans.PropertyValue
args58(0).Name = "ToPoint"
args58(0).Value = "$E$18"

dispatcher.executeDispatch(document, ".uno:GoToCell", "", 0, args58())

rem ----------------------------------------------------------------------
dim args59(0) as new com.sun.star.beans.PropertyValue
args59(0).Name = "StringName"
args59(0).Value = "18"

dispatcher.executeDispatch(document, ".uno:EnterString", "", 0, args59())

rem ----------------------------------------------------------------------
dim args60(0) as new com.sun.star.beans.PropertyValue
args60(0).Name = "ToPoint"
args60(0).Value = "$F$25"

dispatcher.executeDispatch(document, ".uno:GoToCell", "", 0, args60())

rem ----------------------------------------------------------------------
dim args61(0) as new com.sun.star.beans.PropertyValue
args61(0).Name = "StringName"
args61(0).Value = "17"

dispatcher.executeDispatch(document, ".uno:EnterString", "", 0, args61())

rem ----------------------------------------------------------------------
dim args62(0) as new com.sun.star.beans.PropertyValue
args62(0).Name = "ToPoint"
args62(0).Value = "$G$21"

dispatcher.executeDispatch(document, ".uno:GoToCell", "", 0, args62())

rem ----------------------------------------------------------------------
dim args63(0) as new com.sun.star.beans.PropertyValue
args63(0).Name = "StringName"
args63(0).Value = "12"

dispatcher.executeDispatch(document, ".uno:EnterString", "", 0, args63())

rem ----------------------------------------------------------------------
dim args64(0) as new com.sun.star.beans.PropertyValue
args64(0).Name = "ToPoint"
args64(0).Value = "$H$25"

dispatcher.executeDispatch(document, ".uno:GoToCell", "", 0, args64())

rem ----------------------------------------------------------------------
dim args65(0) as new com.sun.star.beans.PropertyValue
args65(0).Name = "StringName"
args65(0).Value = "8"

dispatcher.executeDispatch(document, ".uno:EnterString", "", 0, args65())

rem ----------------------------------------------------------------------
dim args66(0) as new com.sun.star.beans.PropertyValue
args66(0).Name = "ToPoint"
args66(0).Value = "$J$5"

dispatcher.executeDispatch(document, ".uno:GoToCell", "", 0, args66())

rem ----------------------------------------------------------------------
dim args67(0) as new com.sun.star.beans.PropertyValue
args67(0).Name = "StringName"
args67(0).Value = "15"

dispatcher.executeDispatch(document, ".uno:EnterString", "", 0, args67())

rem ----------------------------------------------------------------------
dim args68(0) as new com.sun.star.beans.PropertyValue
args68(0).Name = "ToPoint"
args68(0).Value = "$G$12"

dispatcher.executeDispatch(document, ".uno:GoToCell", "", 0, args68())

rem ----------------------------------------------------------------------
dim args69(0) as new com.sun.star.beans.PropertyValue
args69(0).Name = "ToPoint"
args69(0).Value = "$M$23"

dispatcher.executeDispatch(document, ".uno:GoToCell", "", 0, args69())

rem ----------------------------------------------------------------------
dim args70(0) as new com.sun.star.beans.PropertyValue
args70(0).Name = "ToPoint"
args70(0).Value = "$G$9"

dispatcher.executeDispatch(document, ".uno:GoToCell", "", 0, args70())

rem ----------------------------------------------------------------------
dim args71(0) as new com.sun.star.beans.PropertyValue
args71(0).Name = "ToPoint"
args71(0).Value = "$G$1"

dispatcher.executeDispatch(document, ".uno:GoToCell", "", 0, args71())

rem ----------------------------------------------------------------------
dim args72(0) as new com.sun.star.beans.PropertyValue
args72(0).Name = "ToPoint"
args72(0).Value = "$H$13"

dispatcher.executeDispatch(document, ".uno:GoToCell", "", 0, args72())

rem ----------------------------------------------------------------------
dim args73(0) as new com.sun.star.beans.PropertyValue
args73(0).Name = "ToPoint"
args73(0).Value = "$D$3"

dispatcher.executeDispatch(document, ".uno:GoToCell", "", 0, args73())

rem ----------------------------------------------------------------------
dim args74(0) as new com.sun.star.beans.PropertyValue
args74(0).Name = "ToPoint"
args74(0).Value = "$E$7"

dispatcher.executeDispatch(document, ".uno:GoToCell", "", 0, args74())

rem ----------------------------------------------------------------------
dim args75(0) as new com.sun.star.beans.PropertyValue
args75(0).Name = "ToPoint"
args75(0).Value = "$G$12"

dispatcher.executeDispatch(document, ".uno:GoToCell", "", 0, args75())

rem ----------------------------------------------------------------------
dim args76(0) as new com.sun.star.beans.PropertyValue
args76(0).Name = "ToPoint"
args76(0).Value = "$H$10"

dispatcher.executeDispatch(document, ".uno:GoToCell", "", 0, args76())

rem ----------------------------------------------------------------------
dim args77(0) as new com.sun.star.beans.PropertyValue
args77(0).Name = "ToPoint"
args77(0).Value = "$I$11"

dispatcher.executeDispatch(document, ".uno:GoToCell", "", 0, args77())

rem ----------------------------------------------------------------------
dim args78(0) as new com.sun.star.beans.PropertyValue
args78(0).Name = "ToPoint"
args78(0).Value = "$I$14"

dispatcher.executeDispatch(document, ".uno:GoToCell", "", 0, args78())

rem ----------------------------------------------------------------------
dim args79(0) as new com.sun.star.beans.PropertyValue
args79(0).Name = "ToPoint"
args79(0).Value = "$I$17"

dispatcher.executeDispatch(document, ".uno:GoToCell", "", 0, args79())

rem ----------------------------------------------------------------------
dim args80(0) as new com.sun.star.beans.PropertyValue
args80(0).Name = "ToPoint"
args80(0).Value = "$D$3:$K$27"

dispatcher.executeDispatch(document, ".uno:GoToCell", "", 0, args80())

rem ----------------------------------------------------------------------
dim args81(0) as new com.sun.star.beans.PropertyValue
args81(0).Name = "ToPoint"
args81(0).Value = "$T$9"

dispatcher.executeDispatch(document, ".uno:GoToCell", "", 0, args8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